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X</mi>
          <mrow>
            <mi>k</mi>
          </mrow>
        </msub>
        <mo stretchy="false">=</mo>
        <mrow>
          <munderover>
            <mo stretchy="false">∑</mo>
            <mrow>
              <mrow>
                <mi>j</mi>
                <mo stretchy="false">=</mo>
                <mn>0</mn>
              </mrow>
            </mrow>
            <mrow>
              <mrow>
                <mi>j</mi>
                <mo stretchy="false">=</mo>
                <mi>N</mi>
              </mrow>
            </mrow>
          </munderover>
          <msub>
            <mi>x</mi>
            <mrow>
              <mi>j</mi>
            </mrow>
          </msub>
        </mrow>
      </mrow>
      <msup>
        <mi mathvariant="normal">e</mi>
        <mrow>
          <mrow>
            <mo stretchy="false">−</mo>
            <mn>2</mn>
          </mrow>
          <mo stretchy="false">π</mo>
          <mrow>
            <mi mathvariant="italic">ikj</mi>
            <mo stretchy="false">/</mo>
            <mi>N</mi>
          </mrow>
        </mrow>
      </msup>
    </mrow>
    <annotation encoding="StarMath 5.0">X_{k} = sum from{j=0} to{j=N} x_{j}func e^{-2 %pi ikj/N }
  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Silverman</meta:initial-creator>
    <meta:creation-date>2013-11-06T23:13:56</meta:creation-date>
    <meta:generator>LibreOffice/3.5$Linux_X86_64 LibreOffice_project/350m1$Build-2</meta:generator>
  </office:meta>
</office:document-meta>
</file>